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Futura Md BT" svg:font-family="Futura Md BT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P2" style:parent-style-name="NoSpacing" style:family="paragraph">
      <style:paragraph-properties fo:margin-top="0.0833in"/>
      <style:text-properties fo:color="#FFFFFF"/>
    </style:style>
    <style:style style:name="P3" style:parent-style-name="Normal" style:family="paragraph">
      <style:paragraph-properties fo:text-align="center"/>
      <style:text-properties style:font-name="Futura Md BT" fo:font-size="26pt" style:font-size-asian="26pt" style:font-size-complex="26pt"/>
    </style:style>
    <style:style style:name="P4" style:parent-style-name="Normal" style:family="paragraph">
      <style:paragraph-properties fo:text-align="center"/>
      <style:text-properties style:font-name="Futura Md BT" fo:font-size="16pt" style:font-size-asian="16pt" style:font-size-complex="16pt"/>
    </style:style>
    <style:style style:name="P5" style:parent-style-name="Normal" style:family="paragraph">
      <style:paragraph-properties fo:text-align="center"/>
      <style:text-properties style:font-name="Futura Md BT" fo:font-size="18pt" style:font-size-asian="18pt" style:font-size-complex="18pt"/>
    </style:style>
    <style:style style:name="P6" style:parent-style-name="Normal" style:family="paragraph">
      <style:paragraph-properties fo:text-align="center"/>
      <style:text-properties style:font-name="Futura Md BT" fo:font-size="16pt" style:font-size-asian="16pt" style:font-size-complex="16pt"/>
    </style:style>
    <style:style style:name="P7" style:parent-style-name="Normal" style:family="paragraph">
      <style:paragraph-properties fo:text-align="center"/>
      <style:text-properties style:font-name="Futura Md BT" fo:font-size="20pt" style:font-size-asian="20pt" style:font-size-complex="20pt"/>
    </style:style>
    <style:style style:name="P8" style:parent-style-name="Normal" style:family="paragraph">
      <style:paragraph-properties fo:text-align="center"/>
      <style:text-properties style:font-name="Futura Md BT" fo:font-size="16pt" style:font-size-asian="16pt" style:font-size-complex="16pt"/>
    </style:style>
    <style:style style:name="P9" style:parent-style-name="Normal" style:family="paragraph">
      <style:paragraph-properties fo:text-align="center"/>
      <style:text-properties style:font-name="Futura Md BT" fo:font-size="16pt" style:font-size-asian="16pt" style:font-size-complex="16pt"/>
    </style:style>
    <style:style style:name="P10" style:parent-style-name="Normal" style:family="paragraph">
      <style:paragraph-properties fo:text-align="center"/>
      <style:text-properties style:font-name="Futura Md BT" fo:font-size="14pt" style:font-size-asian="14pt" style:font-size-complex="14pt"/>
    </style:style>
    <style:style style:name="P11" style:parent-style-name="Normal" style:family="paragraph">
      <style:paragraph-properties fo:text-align="center"/>
      <style:text-properties style:font-name="Futura Md BT" fo:font-size="14pt" style:font-size-asian="14pt" style:font-size-complex="14pt"/>
    </style:style>
    <style:style style:name="P12" style:parent-style-name="Normal" style:family="paragraph">
      <style:paragraph-properties fo:text-align="center"/>
      <style:text-properties style:font-name="Futura Md BT" fo:font-size="14pt" style:font-size-asian="14pt" style:font-size-complex="14pt"/>
    </style:style>
    <style:style style:name="P13" style:parent-style-name="Normal" style:family="paragraph">
      <style:paragraph-properties fo:text-align="center"/>
      <style:text-properties style:font-name="Futura Md BT" fo:font-size="14pt" style:font-size-asian="14pt" style:font-size-complex="14pt"/>
    </style:style>
    <style:style style:name="P14" style:parent-style-name="NoSpacing" style:family="paragraph">
      <style:text-properties style:font-name="Calibri Light" fo:text-transform="uppercase" fo:color="#4472C4" fo:font-size="36pt" style:font-size-asian="36pt" style:font-size-complex="36pt"/>
    </style:style>
    <style:style style:name="P15" style:parent-style-name="Normal" style:family="paragraph">
      <style:paragraph-properties fo:break-before="page"/>
    </style:style>
    <style:style style:name="P16" style:parent-style-name="Title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" style:parent-style-name="Title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" style:parent-style-name="Title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" style:parent-style-name="Title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" style:parent-style-name="Title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" style:parent-style-name="Title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" style:parent-style-name="Title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" style:parent-style-name="ListParagraph" style:list-style-name="LFO1" style:family="paragraph"/>
    <style:style style:name="P27" style:parent-style-name="Title" style:family="paragraph">
      <style:paragraph-properties fo:break-before="page"/>
    </style:style>
    <style:style style:family="graphic" style:name="a0">
      <style:graphic-properties draw:fill="solid" draw:fill-color="#4472c4" draw:opacity="100%" draw:stroke="none"/>
    </style:style>
    <style:style style:family="graphic" style:name="a1">
      <style:graphic-properties fo:wrap-option="wrap" fo:padding-top="0.8in" fo:padding-bottom="0.5in" fo:padding-left="0.5in" fo:padding-right="0.5in" draw:textarea-vertical-align="bottom" draw:textarea-horizontal-align="left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padding-top="0.1in" fo:padding-bottom="0.1in" fo:padding-left="0.5in" fo:padding-right="0.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background" style:horizontal-rel="page" style:vertical-rel="page" style:horizontal-pos="center" style:vertical-pos="middle"/>
    </style:style>
  </office:automatic-styles>
  <office:body>
    <office:text text:use-soft-page-breaks="true">
      <text:p text:style-name="P1"><draw:g draw:z-index="251659264" draw:name="Group 193" draw:id="id3" draw:style-name="a3" text:anchor-type="paragraph"><svg:title/><svg:desc/><draw:custom-shape svg:x="0in" svg:y="0in" svg:width="7.5in" svg:height="2.15833in" draw:id="id0" draw:style-name="a0" draw:name="Rectangle 194"><svg:title/><svg:desc/><draw:enhanced-geometry draw:type="non-primitive" svg:viewBox="0 0 21600 21600" draw:enhanced-path="M 0 0 L 21600 0 21600 21600 0 21600 Z N"/></draw:custom-shape><draw:custom-shape svg:x="0in" svg:y="6.55833in" svg:width="7.5in" svg:height="4.07083in" draw:id="id1" draw:style-name="a1" draw:name="Rectangle 195"><svg:title/><svg:desc/><text:p text:style-name="P2"/><draw:enhanced-geometry draw:type="non-primitive" svg:viewBox="0 0 21600 21600" draw:enhanced-path="M 0 0 L 21600 0 21600 21600 0 21600 Z N"/></draw:custom-shape><draw:frame draw:id="id2" draw:style-name="a2" draw:name="Text Box 196" svg:x="0.00704in" svg:y="2.90833in" svg:width="7.5in" svg:height="3.68333in" style:rel-width="scale" style:rel-height="scale"><draw:text-box><text:p text:style-name="P3">INTRODUCTION TO PROGRAMMING</text:p><text:p text:style-name="P4"/><text:p text:style-name="P5">DAA-1</text:p><text:p text:style-name="P6"/><text:p text:style-name="P7">GROUP NO. 74</text:p><text:p text:style-name="P8">(IIT2021120, IIT2021121, IIT2021122, IIT2021123)</text:p><text:p text:style-name="P9"/><text:p text:style-name="P10"/><text:p text:style-name="P11">DEPARTMENT OF INFORMATION TECHNOLOGY</text:p><text:p text:style-name="P12"/><text:p text:style-name="P13">INDIAN INSTITUTE OF INFORMATION TECHNOLOGY</text:p><text:p text:style-name="P14"/></draw:text-box><svg:title/><svg:desc/></draw:frame></draw:g></text:p>
      <text:p text:style-name="P15"/>
      <text:p text:style-name="Standard"/>
      <text:p text:style-name="P16">1.Question-:</text:p>
      <text:p text:style-name="Normal">Write a C program to find<text:s/>upper and lower triangular matrix</text:p>
      <text:p text:style-name="Normal"/>
      <text:p text:style-name="Normal"/>
      <text:p text:style-name="P17">2.Introduction-:</text:p>
      <text:p text:style-name="Normal"><text:s/><text:s text:c="4"/><text:line-break/><text:s/>*Lower triangular matrix is a matrix<text:s/></text:p>
      <text:p text:style-name="Normal">which contains elements below principle<text:s/></text:p>
      <text:p text:style-name="Normal">diagonal including principle diagonal elements and rest of the elements are 0.</text:p>
      <text:p text:style-name="Normal"><text:s/>*Upper triangular matrix is a matrix which<text:s/>contains elements above principle diagonal including principle diagonal elements and rest</text:p>
      <text:p text:style-name="Normal"><text:s/>of the elements are 0.</text:p>
      <text:p text:style-name="Normal"/>
      <text:p text:style-name="Normal"/>
      <text:p text:style-name="P18">3.ILLUSTRATION-:</text:p>
      <text:p text:style-name="Standard"/>
      <text:p text:style-name="Standard">INPUT-:</text:p>
      <text:p text:style-name="Standard"/>
      <text:p text:style-name="Standard">1.enter the order of matrix.</text:p>
      <text:p text:style-name="Standard">2.enter the values of matrix.</text:p>
      <text:p text:style-name="Standard"/>
      <text:p text:style-name="Standard">Example-:</text:p>
      <text:p text:style-name="Standard"/>
      <text:p text:style-name="Standard">Enter the order of the matrix A -: 3</text:p>
      <text:p text:style-name="Standard"/>
      <text:p text:style-name="Standard">Enter<text:s/>the a(11) element -: 1</text:p>
      <text:p text:style-name="Standard">Enter the a(12) element -: 2</text:p>
      <text:p text:style-name="Standard">Enter the a(13) element -: 3</text:p>
      <text:p text:style-name="Standard"/>
      <text:p text:style-name="Standard">'New row started'</text:p>
      <text:p text:style-name="Standard"><text:s/></text:p>
      <text:p text:style-name="Standard">Enter the a(21) element -: 4</text:p>
      <text:p text:style-name="Standard">Enter the a(22) element -: 5</text:p>
      <text:p text:style-name="Standard">Enter the a(23) element -: 6</text:p>
      <text:p text:style-name="Standard"/>
      <text:p text:style-name="Normal">'New row started'</text:p>
      <text:p text:style-name="Standard"><text:s/></text:p>
      <text:p text:style-name="Standard">Enter the a(31) element -: 7</text:p>
      <text:p text:style-name="Standard">Enter the<text:s/>a(32) element -: 8</text:p>
      <text:p text:style-name="Standard">Enter the a(33) element -: 9</text:p>
      <text:p text:style-name="Standard"/>
      <text:p text:style-name="Standard">OUTPUT-:</text:p>
      <text:p text:style-name="Standard"/>
      <text:p text:style-name="Standard">The original matrix is-:</text:p>
      <text:p text:style-name="Standard"/>
      <text:p text:style-name="Standard">1.00 <text:s text:c="3"/>2.00 <text:s text:c="3"/>3.00</text:p>
      <text:p text:style-name="Standard">4.00 <text:s text:c="3"/>5.00 <text:s text:c="3"/>6.00</text:p>
      <text:p text:style-name="Standard">7.00 <text:s text:c="3"/>8.00 <text:s text:c="3"/>9.00</text:p>
      <text:p text:style-name="Standard"/>
      <text:p text:style-name="Standard">The upper triangular matrix is -:</text:p>
      <text:p text:style-name="Standard"/>
      <text:p text:style-name="Standard">1.00 <text:s text:c="3"/>2.00 <text:s text:c="3"/>3.00</text:p>
      <text:p text:style-name="Standard">0.00 <text:s text:c="3"/>5.00 <text:s text:c="3"/>6.00</text:p>
      <text:p text:style-name="Standard">0.00 <text:s text:c="3"/>0.00 <text:s text:c="3"/>9.00</text:p>
      <text:p text:style-name="Standard"/>
      <text:p text:style-name="Standard"><text:s text:c="8"/><text:s text:c="68"/>The lower triangular matrix is -:</text:p>
      <text:p text:style-name="Standard"/>
      <text:p text:style-name="Standard">1.00 <text:s text:c="3"/>0.00 <text:s text:c="3"/>0.00</text:p>
      <text:p text:style-name="Standard">4.00 <text:s text:c="3"/>5.00 <text:s text:c="3"/>0.00</text:p>
      <text:p text:style-name="Standard">7.00 <text:s text:c="3"/>8.00 <text:s text:c="3"/>9.00</text:p>
      <text:p text:style-name="Standard"/>
      <text:p text:style-name="Standard"/>
      <text:p text:style-name="P19">4.ALGORITHM-:</text:p>
      <text:p text:style-name="Standard"/>
      <text:p text:style-name="Standard">INPUT-:</text:p>
      <text:p text:style-name="Standard"><text:line-break/><text:s text:c="5"/>for (i = 1; i &lt;= n; i++)<text:line-break/>{<text:line-break/><text:s text:c="4"/>for (j = 1; j &lt;= n; j++)<text:line-break/><text:s text:c="4"/>{<text:line-break/><text:s text:c="8"/>scanf("%f", &amp;matrix[i][j])\\matrix entry<text:line-break/><text:s text:c="8"/>{<text:line-break/><text:s text:c="12"/>}</text:p>
      <text:p text:style-name="Standard">\*a matrix is defined as an upper triangular matrix where a[i][j]=0 when i&lt;j. *\<text:line-break/><text:s text:c="8"/><text:line-break/><text:s text:c="8"/>for (i = 1; i &lt;= n; i++)<text:line-break/><text:s text:c="8"/>{<text:s/><text:line-break/><text:s text:c="12"/>for (j = 1; j &lt;= n; j++)<text:line-break/><text:s text:c="6"/><text:s text:c="6"/>{<text:line-break/><text:s text:c="16"/>if (i &gt; j)<text:line-break/><text:s text:c="20"/>{<text:line-break/><text:s text:c="24"/>printf("%0.2f\t", 0.00)<text:line-break/><text:s text:c="20"/>}<text:line-break/><text:s text:c="16"/>else<text:line-break/><text:s text:c="16"/>{<text:line-break/><text:s text:c="20"/>printf("%0.2f\t", matrix[i][j])<text:line-break/><text:s text:c="16"/>}<text:line-break/><text:s text:c="12"/>}</text:p>
      <text:p text:style-name="Standard">\*a matrix is defined as an LOWER triangular matrix where a[i][j]=0 when i&lt;j. *\</text:p>
      <text:p text:style-name="Standard"/>
      <text:soft-page-break/>
      <text:p text:style-name="Normal">for (i = 1; i &lt;= n; i++)<text:line-break/><text:s text:c="8"/>{<text:s/><text:line-break/><text:s text:c="12"/>for (j = 1; j &lt;= n; j++)<text:line-break/><text:s text:c="8"/></text:p>
      <text:p text:style-name="Normal"/>
      <text:p text:style-name="Normal"><text:s text:c="4"/>{<text:line-break/><text:s text:c="16"/>if (i &gt; j)<text:line-break/><text:s text:c="20"/>{<text:line-break/><text:s text:c="24"/>printf("%0.2f\t", 0.00)<text:line-break/><text:s text:c="20"/>}<text:line-break/><text:s text:c="16"/>else<text:line-break/><text:s text:c="16"/>{<text:line-break/><text:s text:c="20"/>printf("%0.2f\t", matrix[i][j])<text:line-break/><text:s text:c="16"/>}<text:line-break/><text:s text:c="12"/>}<text:span text:style-name="T20"><text:line-break/></text:span><text:span text:style-name="T21"><text:s text:c="6"/></text:span></text:p>
      <text:p text:style-name="P22"/>
      <text:p text:style-name="P23">6.Conclusion -:</text:p>
      <text:p text:style-name="Normal">Here we used nested loop concept ,time and space<text:s/></text:p>
      <text:p text:style-name="Normal">Complexity also. To get best results as far as we know .Input is taken from user side and results shows whether it is upper or lower triangular matrix .</text:p>
      <text:p text:style-name="Normal"/>
      <text:p text:style-name="P24">7.Code-:</text:p>
      <text:p text:style-name="Normal"><text:s/>#include &lt;stdio.h&gt;</text:p>
      <text:p text:style-name="Normal">#include&lt;stdlib.h&gt;</text:p>
      <text:p text:style-name="Normal"/>
      <text:p text:style-name="Normal">int main()</text:p>
      <text:p text:style-name="Normal">{</text:p>
      <text:p text:style-name="Normal"><text:s text:c="4"/>int i, j, n,k=0,s=0,z;</text:p>
      <text:p text:style-name="Normal"><text:s text:c="4"/>printf("Enter the order of the matrix A -: ");</text:p>
      <text:p text:style-name="Normal"><text:s text:c="4"/>scanf("%d", &amp;n);</text:p>
      <text:p text:style-name="Normal"><text:s text:c="4"/>float matrix[n][n];</text:p>
      <text:p text:style-name="Normal"><text:s text:c="4"/>for (i = 1; i &lt;= n; i++)</text:p>
      <text:p text:style-name="Normal"><text:s text:c="4"/>{</text:p>
      <text:p text:style-name="Normal"><text:s text:c="8"/>for (j = 1; j &lt;= n; j++)</text:p>
      <text:p text:style-name="Normal"><text:s text:c="8"/>{</text:p>
      <text:p text:style-name="Normal"><text:s text:c="12"/>printf("Enter the a(%d%d) element -: ", i, j);</text:p>
      <text:p text:style-name="Normal"><text:s text:c="12"/>scanf("%f", &amp;matrix[i][j]);</text:p>
      <text:p text:style-name="Normal"><text:s text:c="12"/>if (i == n &amp;&amp; j == n)</text:p>
      <text:p text:style-name="Normal"><text:s text:c="12"/>{</text:p>
      <text:p text:style-name="Normal"><text:s text:c="16"/>goto xyz;</text:p>
      <text:p text:style-name="Normal"><text:s text:c="12"/>}</text:p>
      <text:p text:style-name="Normal"><text:s text:c="8"/>}</text:p>
      <text:p text:style-name="Normal"><text:s text:c="8"/>printf("\n'New row started'\n \n");</text:p>
      <text:p text:style-name="Normal"><text:s text:c="4"/>}</text:p>
      <text:p text:style-name="Normal"><text:s text:c="4"/>xyz:</text:p>
      <text:p text:style-name="Normal"><text:s text:c="4"/>printf("\nThe original matrix is-: \n\n");</text:p>
      <text:p text:style-name="Normal"><text:s text:c="4"/>i = 0, j = 0;</text:p>
      <text:p text:style-name="Normal"><text:s text:c="4"/>for (i = 1; i &lt;= n; i++)</text:p>
      <text:p text:style-name="Normal"><text:s text:c="4"/>{</text:p>
      <text:p text:style-name="Normal"><text:s text:c="8"/>for (j = 1; j &lt;= n; j++)</text:p>
      <text:p text:style-name="Normal"><text:s text:c="8"/>{</text:p>
      <text:p text:style-name="Normal"><text:s text:c="12"/>printf("%0.2f\t", matrix[i][j]);</text:p>
      <text:p text:style-name="Normal"><text:s text:c="8"/>}</text:p>
      <text:p text:style-name="Normal"><text:s text:c="8"/>printf("\n");</text:p>
      <text:p text:style-name="Normal"><text:s text:c="4"/>}</text:p>
      <text:p text:style-name="Normal"><text:s text:c="4"/>printf("\nThe upper triangular matrix is -: \n\n");</text:p>
      <text:p text:style-name="Normal"><text:s text:c="4"/>i = 0, j = 0;</text:p>
      <text:p text:style-name="Normal"><text:s text:c="4"/>for (i = 1; i &lt;= n; i++)</text:p>
      <text:p text:style-name="Normal"><text:s text:c="4"/>{</text:p>
      <text:p text:style-name="Normal"><text:s text:c="8"/>for (j = 1; j &lt;= n; j++)</text:p>
      <text:p text:style-name="Normal"><text:s text:c="8"/>{</text:p>
      <text:p text:style-name="Normal"><text:s text:c="12"/>if (i &gt; j)</text:p>
      <text:p text:style-name="Normal"><text:s text:c="12"/>{</text:p>
      <text:p text:style-name="Normal"><text:s text:c="16"/>printf("%0.2f\t", 0.00);</text:p>
      <text:p text:style-name="Normal"><text:s text:c="12"/>}</text:p>
      <text:p text:style-name="Normal"><text:s text:c="12"/>else</text:p>
      <text:p text:style-name="Normal"><text:s text:c="12"/>{</text:p>
      <text:p text:style-name="Normal"><text:s text:c="16"/>printf("%0.2f\t", matrix[i][j]);</text:p>
      <text:p text:style-name="Normal"><text:s text:c="12"/>}</text:p>
      <text:p text:style-name="Normal"><text:s text:c="8"/>}</text:p>
      <text:p text:style-name="Normal"><text:s text:c="8"/>printf("\n");</text:p>
      <text:p text:style-name="Normal"><text:s text:c="4"/>}</text:p>
      <text:p text:style-name="Normal"/>
      <text:p text:style-name="Normal"><text:s text:c="4"/>printf("\nThe lower triangular matrix is -: \n\n");</text:p>
      <text:p text:style-name="Normal"/>
      <text:p text:style-name="Normal"><text:s text:c="4"/>i = 0, j = 0;</text:p>
      <text:p text:style-name="Normal"><text:s text:c="4"/>for (i = 1; i &lt;= n; i++)</text:p>
      <text:p text:style-name="Normal"><text:s text:c="4"/>{</text:p>
      <text:p text:style-name="Normal"><text:s text:c="8"/>for (j = 1; j &lt;= n; j++)</text:p>
      <text:p text:style-name="Normal"><text:s text:c="8"/>{</text:p>
      <text:p text:style-name="Normal"><text:s text:c="12"/>if (i &lt; j)</text:p>
      <text:p text:style-name="Normal"><text:s text:c="12"/>{</text:p>
      <text:p text:style-name="Normal"><text:s text:c="16"/>printf("%0.2f\t", 0.00);</text:p>
      <text:p text:style-name="Normal"><text:s text:c="12"/>}</text:p>
      <text:p text:style-name="Normal"><text:s text:c="12"/>else</text:p>
      <text:p text:style-name="Normal"><text:s text:c="12"/>{</text:p>
      <text:p text:style-name="Normal"><text:s text:c="16"/>printf("%0.2f\t", matrix[i][j]);</text:p>
      <text:p text:style-name="Normal"><text:s text:c="12"/>}</text:p>
      <text:p text:style-name="Normal"><text:s text:c="8"/>}</text:p>
      <text:p text:style-name="Normal"><text:s text:c="8"/>printf("\n");</text:p>
      <text:p text:style-name="Normal"><text:s text:c="4"/>}</text:p>
      <text:p text:style-name="Normal"><text:s text:c="4"/>return 0;</text:p>
      <text:p text:style-name="Normal">}</text:p>
      <text:p text:style-name="Normal">s</text:p>
      <text:soft-page-break/>
      <text:p text:style-name="P25">8.Reference-:</text:p>
      <text:p text:style-name="Normal"/>
      <text:p text:style-name="Normal"/>
      <text:list text:style-name="LFO1" text:continue-numbering="true">
        <text:list-item>
          <text:p text:style-name="P26">https://www.geeksforgeeks.org/time-complexity-and-space-complexity/</text:p>
        </text:list-item>
      </text:list>
      <text:p text:style-name="Title"/>
      <text:p text:style-name="Title"/>
      <text:p text:style-name="Title"/>
      <text:p text:style-name="Title"/>
      <text:p text:style-name="Title"/>
      <text:p text:style-name="P27"/>
      <text:p text:style-name="Standard"><text:s text:c="1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Futura Md BT" svg:font-family="Futura Md BT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Spacing" style:display-name="No Spacing" style:family="paragraph">
      <style:paragraph-properties style:vertical-align="auto"/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Mangal" fo:letter-spacing="-0.0069in" fo:font-size="28pt" style:font-size-asian="28pt" style:font-size-complex="25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NSimSun" style:font-name-complex="Lucida 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columns fo:column-count="2">
          <style:column style:rel-width="4819*" fo:start-indent="0in" fo:end-indent="0in"/>
          <style:column style:rel-width="4819*" fo:start-indent="0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dian Institute of Information Technology, Allahabad</dc:title>
    <meta:initial-creator>Gaurav Singh</meta:initial-creator>
    <dc:creator>Gaurav Singh</dc:creator>
    <meta:creation-date>2022-01-19T11:47:00Z</meta:creation-date>
    <dc:date>2022-01-19T11:48:00Z</dc:date>
    <meta:template xlink:href="Normal" xlink:type="simple"/>
    <meta:editing-cycles>2</meta:editing-cycles>
    <meta:editing-duration>PT60S</meta:editing-duration>
    <meta:document-statistic meta:page-count="5" meta:paragraph-count="8" meta:word-count="610" meta:character-count="4080" meta:row-count="28" meta:non-whitespace-character-count="3478"/>
  </office:meta>
</office:document-meta>
</file>